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.486617492097" calcext:value-type="float">
            <text:p>248.486617492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.645178071228" calcext:value-type="float">
            <text:p>320.645178071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.960906217071" calcext:value-type="float">
            <text:p>223.960906217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.687671232877" calcext:value-type="float">
            <text:p>173.687671232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.758377239199" calcext:value-type="float">
            <text:p>169.7583772391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.867334035827" calcext:value-type="float">
            <text:p>202.8673340358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.582191780822" calcext:value-type="float">
            <text:p>187.582191780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.031296101159" calcext:value-type="float">
            <text:p>201.031296101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2.07291886196" calcext:value-type="float">
            <text:p>182.07291886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.640885142255" calcext:value-type="float">
            <text:p>296.6408851422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4.664172813488" calcext:value-type="float">
            <text:p>234.6641728134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7.297365648051" calcext:value-type="float">
            <text:p>247.297365648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5.069968387777" calcext:value-type="float">
            <text:p>305.0699683877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1.250380152061" calcext:value-type="float">
            <text:p>321.2503801520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8.423369347739" calcext:value-type="float">
            <text:p>408.42336934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1.505057955743" calcext:value-type="float">
            <text:p>211.5050579557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1.597238895558" calcext:value-type="float">
            <text:p>301.597238895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1.378819810327" calcext:value-type="float">
            <text:p>281.3788198103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7.239093782929" calcext:value-type="float">
            <text:p>257.239093782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9.133403582719" calcext:value-type="float">
            <text:p>249.1334035827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5.666426570628" calcext:value-type="float">
            <text:p>305.6664265706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2.329926238145" calcext:value-type="float">
            <text:p>262.3299262381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3.065986394558" calcext:value-type="float">
            <text:p>323.0659863945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6.532244467861" calcext:value-type="float">
            <text:p>286.5322444678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.107481559536" calcext:value-type="float">
            <text:p>288.107481559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7.857218124341" calcext:value-type="float">
            <text:p>197.8572181243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4.18177028451" calcext:value-type="float">
            <text:p>204.18177028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8.20832455216" calcext:value-type="float">
            <text:p>198.208324552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8.172181243414" calcext:value-type="float">
            <text:p>198.1721812434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0.7" calcext:value-type="float">
            <text:p>230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4.255532139094" calcext:value-type="float">
            <text:p>254.255532139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.543940990516" calcext:value-type="float">
            <text:p>202.5439409905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7.883034773446" calcext:value-type="float">
            <text:p>197.8830347734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7.87291886196" calcext:value-type="float">
            <text:p>227.872918861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0.939936775553" calcext:value-type="float">
            <text:p>230.9399367755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7.122655426765" calcext:value-type="float">
            <text:p>187.1226554267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.281664910432" calcext:value-type="float">
            <text:p>201.2816649104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.735616438356" calcext:value-type="float">
            <text:p>180.7356164383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9.786933614331" calcext:value-type="float">
            <text:p>189.7869336143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.70937829294" calcext:value-type="float">
            <text:p>201.709378292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4.290410958904" calcext:value-type="float">
            <text:p>214.2904109589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0.441728134879" calcext:value-type="float">
            <text:p>260.4417281348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9.909694415174" calcext:value-type="float">
            <text:p>259.9096944151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6.351633298209" calcext:value-type="float">
            <text:p>206.3516332982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1.870179135933" calcext:value-type="float">
            <text:p>171.8701791359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2.888724973656" calcext:value-type="float">
            <text:p>182.8887249736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7.570495258166" calcext:value-type="float">
            <text:p>177.5704952581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1.303582718651" calcext:value-type="float">
            <text:p>181.303582718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0.747312961012" calcext:value-type="float">
            <text:p>190.747312961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.096733403583" calcext:value-type="float">
            <text:p>190.0967334035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3.764488935722" calcext:value-type="float">
            <text:p>203.7644889357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8.941517386723" calcext:value-type="float">
            <text:p>198.9415173867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4.986406743941" calcext:value-type="float">
            <text:p>194.9864067439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.48956796628" calcext:value-type="float">
            <text:p>250.489567966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7.895785036881" calcext:value-type="float">
            <text:p>177.8957850368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7.121285563751" calcext:value-type="float">
            <text:p>177.1212855637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5.434246575342" calcext:value-type="float">
            <text:p>185.4342465753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3.505584826133" calcext:value-type="float">
            <text:p>163.5055848261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5.168177028451" calcext:value-type="float">
            <text:p>165.168177028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.168598524763" calcext:value-type="float">
            <text:p>153.1685985247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2.889778714436" calcext:value-type="float">
            <text:p>152.8897787144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7.557428872497" calcext:value-type="float">
            <text:p>157.5574288724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4.94478398314" calcext:value-type="float">
            <text:p>154.944783983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8.378398314015" calcext:value-type="float">
            <text:p>158.378398314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.22866174921" calcext:value-type="float">
            <text:p>158.228661749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1.414436248683" calcext:value-type="float">
            <text:p>161.4144362486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.057850368809" calcext:value-type="float">
            <text:p>170.0578503688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0.65679662803" calcext:value-type="float">
            <text:p>170.656796628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2.540042149631" calcext:value-type="float">
            <text:p>162.5400421496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2.725922023182" calcext:value-type="float">
            <text:p>162.7259220231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0.815489989463" calcext:value-type="float">
            <text:p>160.8154899894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0.951106427819" calcext:value-type="float">
            <text:p>170.9511064278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3.997471022129" calcext:value-type="float">
            <text:p>173.9974710221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0.455426765016" calcext:value-type="float">
            <text:p>170.4554267650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.336354056902" calcext:value-type="float">
            <text:p>179.3363540569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.660590094837" calcext:value-type="float">
            <text:p>160.6605900948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5.644573234984" calcext:value-type="float">
            <text:p>175.6445732349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8.270284510011" calcext:value-type="float">
            <text:p>198.2702845100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9.239620653319" calcext:value-type="float">
            <text:p>189.2396206533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3.239831401475" calcext:value-type="float">
            <text:p>183.2398314014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9.194520547945" calcext:value-type="float">
            <text:p>199.1945205479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6.652792413066" calcext:value-type="float">
            <text:p>186.6527924130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3.000948366702" calcext:value-type="float">
            <text:p>173.0009483667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7.606638566913" calcext:value-type="float">
            <text:p>177.6066385669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2.966174920969" calcext:value-type="float">
            <text:p>182.9661749209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6.424236037935" calcext:value-type="float">
            <text:p>176.4242360379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8.857534246575" calcext:value-type="float">
            <text:p>188.8575342465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7.499578503688" calcext:value-type="float">
            <text:p>187.4995785036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4.432560590095" calcext:value-type="float">
            <text:p>184.4325605900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9.067860906217" calcext:value-type="float">
            <text:p>179.0678609062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.343414120126" calcext:value-type="float">
            <text:p>174.3434141201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5.296206533193" calcext:value-type="float">
            <text:p>195.2962065331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9.977976817703" calcext:value-type="float">
            <text:p>189.9779768177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.041412012645" calcext:value-type="float">
            <text:p>197.0414120126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8.660379346681" calcext:value-type="float">
            <text:p>288.6603793466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1.768387776607" calcext:value-type="float">
            <text:p>241.7683877766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5.24320337197" calcext:value-type="float">
            <text:p>185.243203371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0.23487881981" calcext:value-type="float">
            <text:p>240.234878819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4.184720758693" calcext:value-type="float">
            <text:p>184.1847207586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.199683877766" calcext:value-type="float">
            <text:p>202.1996838777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5.154056902002" calcext:value-type="float">
            <text:p>175.1540569020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8.487144362487" calcext:value-type="float">
            <text:p>198.4871443624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.410326659642" calcext:value-type="float">
            <text:p>180.4103266596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.591043203372" calcext:value-type="float">
            <text:p>180.5910432033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5.682086406744" calcext:value-type="float">
            <text:p>185.6820864067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3.112118018967" calcext:value-type="float">
            <text:p>193.1121180189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2.244678609062" calcext:value-type="float">
            <text:p>192.2446786090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0.897049525817" calcext:value-type="float">
            <text:p>190.8970495258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3.543097997893" calcext:value-type="float">
            <text:p>173.5430979978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8.3708113804" calcext:value-type="float">
            <text:p>178.37081138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7.636248682824" calcext:value-type="float">
            <text:p>167.6362486828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1.834035827187" calcext:value-type="float">
            <text:p>171.8340358271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8.524341412013" calcext:value-type="float">
            <text:p>168.5243414120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7.041095890411" calcext:value-type="float">
            <text:p>157.0410958904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1.987565858799" calcext:value-type="float">
            <text:p>161.9875658587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4.698314014752" calcext:value-type="float">
            <text:p>164.6983140147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3.154478398314" calcext:value-type="float">
            <text:p>163.1544783983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4.615700737619" calcext:value-type="float">
            <text:p>164.6157007376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0.414120126449" calcext:value-type="float">
            <text:p>170.4141201264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4.747629083245" calcext:value-type="float">
            <text:p>234.7476290832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2.666701791359" calcext:value-type="float">
            <text:p>182.6667017913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3.362381454162" calcext:value-type="float">
            <text:p>173.3623814541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0.678819810327" calcext:value-type="float">
            <text:p>180.6788198103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2.594415173867" calcext:value-type="float">
            <text:p>182.5944151738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7.145732349842" calcext:value-type="float">
            <text:p>167.1457323498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3.98177028451" calcext:value-type="float">
            <text:p>223.981770284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7.304741833509" calcext:value-type="float">
            <text:p>197.3047418335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2.692518440464" calcext:value-type="float">
            <text:p>182.6925184404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5.205402160864" calcext:value-type="float">
            <text:p>355.2054021608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9.917847138856" calcext:value-type="float">
            <text:p>349.9178471388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7.423618090452" calcext:value-type="float">
            <text:p>117.4236180904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5.478391959799" calcext:value-type="float">
            <text:p>115.47839195979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2.958271865121" calcext:value-type="float">
            <text:p>162.9582718651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4.845626975764" calcext:value-type="float">
            <text:p>184.8456269757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7.716438356164" calcext:value-type="float">
            <text:p>187.7164383561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5.546469968388" calcext:value-type="float">
            <text:p>175.5464699683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.088830347734" calcext:value-type="float">
            <text:p>170.0888303477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7.184615384615" calcext:value-type="float">
            <text:p>187.1846153846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9.336534613845" calcext:value-type="float">
            <text:p>349.3365346138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2.085514205682" calcext:value-type="float">
            <text:p>452.0855142056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0.693888303477" calcext:value-type="float">
            <text:p>240.6938883034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86.022929171669" calcext:value-type="float">
            <text:p>386.0229291716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8.244889357218" calcext:value-type="float">
            <text:p>268.2448893572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2.319494204426" calcext:value-type="float">
            <text:p>262.3194942044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93.525930372149" calcext:value-type="float">
            <text:p>493.5259303721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5.193677555321" calcext:value-type="float">
            <text:p>205.1936775553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4.954056902002" calcext:value-type="float">
            <text:p>184.9540569020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3.219178082192" calcext:value-type="float">
            <text:p>183.2191780821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8.634141201265" calcext:value-type="float">
            <text:p>178.634141201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5.155426765016" calcext:value-type="float">
            <text:p>185.1554267650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5.635616438356" calcext:value-type="float">
            <text:p>185.6356164383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5.713066385669" calcext:value-type="float">
            <text:p>185.71306638566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3.80779768177" calcext:value-type="float">
            <text:p>183.807797681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4.905900948367" calcext:value-type="float">
            <text:p>214.9059009483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3.798840885142" calcext:value-type="float">
            <text:p>193.7988408851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6.548050579557" calcext:value-type="float">
            <text:p>226.54805057955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6.506849315069" calcext:value-type="float">
            <text:p>176.5068493150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7.721601685985" calcext:value-type="float">
            <text:p>187.7216016859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8.573656480506" calcext:value-type="float">
            <text:p>208.5736564805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7.025605900948" calcext:value-type="float">
            <text:p>157.0256059009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84.056462585034" calcext:value-type="float">
            <text:p>884.0564625850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.651949420443" calcext:value-type="float">
            <text:p>161.6519494204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4.862170706006" calcext:value-type="float">
            <text:p>154.8621707060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6.097278911565" calcext:value-type="float">
            <text:p>356.0972789115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7.613171759747" calcext:value-type="float">
            <text:p>187.6131717597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2.213382507903" calcext:value-type="float">
            <text:p>152.2133825079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5.858693361433" calcext:value-type="float">
            <text:p>155.8586933614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7.582191780822" calcext:value-type="float">
            <text:p>187.5821917808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0.242360379347" calcext:value-type="float">
            <text:p>160.2423603793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7.240042149631" calcext:value-type="float">
            <text:p>177.2400421496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2.31664910432" calcext:value-type="float">
            <text:p>152.316649104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.038883034773" calcext:value-type="float">
            <text:p>171.0388830347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5.259747102213" calcext:value-type="float">
            <text:p>155.2597471022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0.596984924623" calcext:value-type="float">
            <text:p>130.5969849246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7.17135678392" calcext:value-type="float">
            <text:p>137.171356783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3.773366834171" calcext:value-type="float">
            <text:p>133.7733668341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2.985427135678" calcext:value-type="float">
            <text:p>132.9854271356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3.597989949749" calcext:value-type="float">
            <text:p>143.5979899497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3.313171759747" calcext:value-type="float">
            <text:p>153.3131717597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9.458291457286" calcext:value-type="float">
            <text:p>149.4582914572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3.362381454162" calcext:value-type="float">
            <text:p>173.3623814541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1.228556375132" calcext:value-type="float">
            <text:p>161.2285563751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8.079396984925" calcext:value-type="float">
            <text:p>148.0793969849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1.60351758794" calcext:value-type="float">
            <text:p>141.603517587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9.190452261307" calcext:value-type="float">
            <text:p>139.1904522613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2.391457286432" calcext:value-type="float">
            <text:p>142.3914572864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2.911557788945" calcext:value-type="float">
            <text:p>132.9115577889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2.246733668342" calcext:value-type="float">
            <text:p>132.2467336683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7.023618090452" calcext:value-type="float">
            <text:p>137.0236180904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.945728643216" calcext:value-type="float">
            <text:p>133.9457286432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5.398492462312" calcext:value-type="float">
            <text:p>135.3984924623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1.610642781876" calcext:value-type="float">
            <text:p>161.6106427818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7.51095890411" calcext:value-type="float">
            <text:p>157.510958904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7.479978925184" calcext:value-type="float">
            <text:p>157.4799789251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9.225184404636" calcext:value-type="float">
            <text:p>159.2251844046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1.748682824025" calcext:value-type="float">
            <text:p>151.7486828240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.097989949749" calcext:value-type="float">
            <text:p>119.0979899497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4.121105527638" calcext:value-type="float">
            <text:p>124.1211055276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4.979899497487" calcext:value-type="float">
            <text:p>134.9798994974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.018090452261" calcext:value-type="float">
            <text:p>139.0180904522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4.216582914573" calcext:value-type="float">
            <text:p>134.2165829145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1.025816649104" calcext:value-type="float">
            <text:p>151.0258166491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1.800316122234" calcext:value-type="float">
            <text:p>151.8003161222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3.163435194942" calcext:value-type="float">
            <text:p>153.1634351949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7.414572864322" calcext:value-type="float">
            <text:p>147.4145728643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3.22864321608" calcext:value-type="float">
            <text:p>143.228643216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.58743718593" calcext:value-type="float">
            <text:p>129.5874371859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4.050251256281" calcext:value-type="float">
            <text:p>114.0502512562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.398492462312" calcext:value-type="float">
            <text:p>135.3984924623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1.822339304531" calcext:value-type="float">
            <text:p>161.82233930453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6.43698630137" calcext:value-type="float">
            <text:p>156.4369863013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8.599497487437" calcext:value-type="float">
            <text:p>138.5994974874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55.258223289316" calcext:value-type="float">
            <text:p>655.2582232893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68.201320528211" calcext:value-type="float">
            <text:p>368.2013205282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.283417085427" calcext:value-type="float">
            <text:p>141.2834170854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1.764172813488" calcext:value-type="float">
            <text:p>151.7641728134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3.364805057956" calcext:value-type="float">
            <text:p>153.3648050579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3.762381454162" calcext:value-type="float">
            <text:p>153.76238145416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3.597154899895" calcext:value-type="float">
            <text:p>153.5971548998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3.340358271865" calcext:value-type="float">
            <text:p>163.3403582718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8.316438356164" calcext:value-type="float">
            <text:p>158.3164383561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6.515806111697" calcext:value-type="float">
            <text:p>166.51580611169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3.980611169652" calcext:value-type="float">
            <text:p>163.9806111696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3.824341412013" calcext:value-type="float">
            <text:p>153.8243414120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06.964425770308" calcext:value-type="float">
            <text:p>306.9644257703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9.178951580632" calcext:value-type="float">
            <text:p>449.1789515806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1.213925570228" calcext:value-type="float">
            <text:p>521.2139255702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7.692517006803" calcext:value-type="float">
            <text:p>417.6925170068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1.616965226554" calcext:value-type="float">
            <text:p>301.61696522655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9.392413066386" calcext:value-type="float">
            <text:p>269.39241306638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.242465753425" calcext:value-type="float">
            <text:p>231.2424657534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5.423919915701" calcext:value-type="float">
            <text:p>255.4239199157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4.199051633298" calcext:value-type="float">
            <text:p>244.1990516332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.146048472076" calcext:value-type="float">
            <text:p>201.1460484720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8.394520547945" calcext:value-type="float">
            <text:p>228.3945205479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2.609062170706" calcext:value-type="float">
            <text:p>232.609062170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4.08177028451" calcext:value-type="float">
            <text:p>214.0817702845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5.263119072708" calcext:value-type="float">
            <text:p>245.2631190727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9.354267650158" calcext:value-type="float">
            <text:p>229.3542676501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6.323709167545" calcext:value-type="float">
            <text:p>196.3237091675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0.78956796628" calcext:value-type="float">
            <text:p>220.789567966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9.134984193888" calcext:value-type="float">
            <text:p>179.1349841938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3.540674394099" calcext:value-type="float">
            <text:p>193.54067439409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9.543835616438" calcext:value-type="float">
            <text:p>209.5438356164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3.998840885142" calcext:value-type="float">
            <text:p>183.99884088514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7.668598524763" calcext:value-type="float">
            <text:p>177.6685985247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0.926659641728" calcext:value-type="float">
            <text:p>180.9266596417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0.869863013699" calcext:value-type="float">
            <text:p>180.86986301369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9.145626975764" calcext:value-type="float">
            <text:p>229.1456269757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0.622655426765" calcext:value-type="float">
            <text:p>220.62265542676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2.20832455216" calcext:value-type="float">
            <text:p>222.208324552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3.581032665964" calcext:value-type="float">
            <text:p>213.5810326659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2.798630136986" calcext:value-type="float">
            <text:p>212.79863013698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3.090727081138" calcext:value-type="float">
            <text:p>213.0907270811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8.02760800843" calcext:value-type="float">
            <text:p>198.027608008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2.104004214963" calcext:value-type="float">
            <text:p>222.10400421496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.031928345627" calcext:value-type="float">
            <text:p>258.0319283456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5.477871443625" calcext:value-type="float">
            <text:p>235.4778714436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7.899894625922" calcext:value-type="float">
            <text:p>217.8998946259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3.081138040042" calcext:value-type="float">
            <text:p>193.08113804004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0.79894625922" calcext:value-type="float">
            <text:p>190.798946259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14.311275026344" calcext:value-type="float">
            <text:p>214.3112750263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5.124973656481" calcext:value-type="float">
            <text:p>215.12497365648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3.704531085353" calcext:value-type="float">
            <text:p>183.70453108535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3.989884088514" calcext:value-type="float">
            <text:p>193.98988408851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5.306533192835" calcext:value-type="float">
            <text:p>195.3065331928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6.794099051633" calcext:value-type="float">
            <text:p>216.79409905163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7.87291886196" calcext:value-type="float">
            <text:p>227.8729188619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5.901264488936" calcext:value-type="float">
            <text:p>225.9012644889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0.876396206533" calcext:value-type="float">
            <text:p>190.8763962065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1.732139093783" calcext:value-type="float">
            <text:p>181.7321390937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2.373761854584" calcext:value-type="float">
            <text:p>192.3737618545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1.450052687039" calcext:value-type="float">
            <text:p>301.4500526870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5.254101640656" calcext:value-type="float">
            <text:p>315.2541016406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4.864172813488" calcext:value-type="float">
            <text:p>214.8641728134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78.825184404636" calcext:value-type="float">
            <text:p>178.8251844046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9.550474183351" calcext:value-type="float">
            <text:p>159.5504741833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9.180084299262" calcext:value-type="float">
            <text:p>169.18008429926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3.816754478398" calcext:value-type="float">
            <text:p>173.8167544783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5.017386722866" calcext:value-type="float">
            <text:p>195.0173867228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1.628451001054" calcext:value-type="float">
            <text:p>231.6284510010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0.379135932561" calcext:value-type="float">
            <text:p>260.3791359325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11.94320337197" calcext:value-type="float">
            <text:p>211.943203371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3.46195995785" calcext:value-type="float">
            <text:p>203.461959957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4.623603793467" calcext:value-type="float">
            <text:p>184.6236037934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7.356375131718" calcext:value-type="float">
            <text:p>197.3563751317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9.048577449947" calcext:value-type="float">
            <text:p>189.0485774499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9.746680716544" calcext:value-type="float">
            <text:p>159.7466807165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3.057744994731" calcext:value-type="float">
            <text:p>173.05774499473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9.528767123288" calcext:value-type="float">
            <text:p>189.5287671232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8.685774499473" calcext:value-type="float">
            <text:p>178.6857744994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3.764488935722" calcext:value-type="float">
            <text:p>203.7644889357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7.453846153846" calcext:value-type="float">
            <text:p>247.45384615384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7.715068493151" calcext:value-type="float">
            <text:p>177.7150684931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9.171127502634" calcext:value-type="float">
            <text:p>179.1711275026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7.740885142255" calcext:value-type="float">
            <text:p>177.74088514225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8.967334035827" calcext:value-type="float">
            <text:p>198.96733403582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2.710853530032" calcext:value-type="float">
            <text:p>202.7108535300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.800316122234" calcext:value-type="float">
            <text:p>298.800316122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2.022655426765" calcext:value-type="float">
            <text:p>192.0226554267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6.468282402529" calcext:value-type="float">
            <text:p>196.4682824025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1.774815595364" calcext:value-type="float">
            <text:p>191.77481559536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1.350052687039" calcext:value-type="float">
            <text:p>181.3500526870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2.236775553214" calcext:value-type="float">
            <text:p>172.2367755532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5.578819810327" calcext:value-type="float">
            <text:p>185.5788198103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2.111485774499" calcext:value-type="float">
            <text:p>162.1114857744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7.704741833509" calcext:value-type="float">
            <text:p>177.7047418335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88.1708113804" calcext:value-type="float">
            <text:p>188.17081138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7.891991570074" calcext:value-type="float">
            <text:p>187.8919915700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6.326132771338" calcext:value-type="float">
            <text:p>176.3261327713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2.332455216017" calcext:value-type="float">
            <text:p>192.3324552160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7.358798735511" calcext:value-type="float">
            <text:p>177.3587987355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4.034984193888" calcext:value-type="float">
            <text:p>184.0349841938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0.761433087461" calcext:value-type="float">
            <text:p>180.7614330874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2.356902002107" calcext:value-type="float">
            <text:p>182.3569020021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0.725289778714" calcext:value-type="float">
            <text:p>180.7252897787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1.106006322445" calcext:value-type="float">
            <text:p>171.1060063224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6.386722866175" calcext:value-type="float">
            <text:p>166.3867228661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9.861643835616" calcext:value-type="float">
            <text:p>169.8616438356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5.969863013699" calcext:value-type="float">
            <text:p>175.9698630136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5.665226554268" calcext:value-type="float">
            <text:p>175.66522655426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4.224657534247" calcext:value-type="float">
            <text:p>174.22465753424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9.577660695469" calcext:value-type="float">
            <text:p>169.57766069546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8.02866174921" calcext:value-type="float">
            <text:p>168.028661749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2.257428872497" calcext:value-type="float">
            <text:p>172.25742887249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3.011275026344" calcext:value-type="float">
            <text:p>173.01127502634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4.686933614331" calcext:value-type="float">
            <text:p>194.68693361433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5.439409905163" calcext:value-type="float">
            <text:p>185.4394099051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4.802950474183" calcext:value-type="float">
            <text:p>174.8029504741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3.836037934668" calcext:value-type="float">
            <text:p>163.8360379346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7.739515279241" calcext:value-type="float">
            <text:p>167.7395152792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4.703477344573" calcext:value-type="float">
            <text:p>164.7034773445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3.149315068493" calcext:value-type="float">
            <text:p>163.14931506849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5.804636459431" calcext:value-type="float">
            <text:p>175.8046364594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50.70956382553" calcext:value-type="float">
            <text:p>550.7095638255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1.358343337335" calcext:value-type="float">
            <text:p>301.3583433373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0.498103266596" calcext:value-type="float">
            <text:p>180.49810326659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8.126050420168" calcext:value-type="float">
            <text:p>438.1260504201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64.466586634654" calcext:value-type="float">
            <text:p>364.46658663465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0.652160168599" calcext:value-type="float">
            <text:p>240.65216016859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7.528891556623" calcext:value-type="float">
            <text:p>347.52889155662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87.480192076831" calcext:value-type="float">
            <text:p>387.48019207683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1.600316122234" calcext:value-type="float">
            <text:p>161.6003161222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2.69114857745" calcext:value-type="float">
            <text:p>172.691148577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3.960906217071" calcext:value-type="float">
            <text:p>223.9609062170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7.732982086407" calcext:value-type="float">
            <text:p>157.7329820864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80.048893572181" calcext:value-type="float">
            <text:p>180.04889357218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85.165753424658" calcext:value-type="float">
            <text:p>185.1657534246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8.647207586934" calcext:value-type="float">
            <text:p>198.6472075869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9.258904109589" calcext:value-type="float">
            <text:p>179.25890410958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5.85626975764" calcext:value-type="float">
            <text:p>175.856269757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9.451317175975" calcext:value-type="float">
            <text:p>189.4513171759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0.539409905163" calcext:value-type="float">
            <text:p>180.5394099051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9.8822971549" calcext:value-type="float">
            <text:p>169.882297154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9.604847207587" calcext:value-type="float">
            <text:p>179.60484720758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6.525079030559" calcext:value-type="float">
            <text:p>196.5250790305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80.513593256059" calcext:value-type="float">
            <text:p>180.5135932560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1.139726027397" calcext:value-type="float">
            <text:p>191.13972602739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5.485774499473" calcext:value-type="float">
            <text:p>205.48577449947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8.780084299262" calcext:value-type="float">
            <text:p>188.7800842992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4.960590094837" calcext:value-type="float">
            <text:p>194.9605900948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3.508008429926" calcext:value-type="float">
            <text:p>213.50800842992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2.965542676502" calcext:value-type="float">
            <text:p>212.96554267650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9.808956796628" calcext:value-type="float">
            <text:p>199.8089567966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2.189251844046" calcext:value-type="float">
            <text:p>202.1892518440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31.159009483667" calcext:value-type="float">
            <text:p>231.15900948366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8.020758693361" calcext:value-type="float">
            <text:p>208.02075869336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34.090410958904" calcext:value-type="float">
            <text:p>234.0904109589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70.925922023182" calcext:value-type="float">
            <text:p>270.9259220231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09.874349739896" calcext:value-type="float">
            <text:p>509.87434973989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08.803921568627" calcext:value-type="float">
            <text:p>308.80392156862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8.166807165437" calcext:value-type="float">
            <text:p>208.16680716543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2.275974710221" calcext:value-type="float">
            <text:p>282.2759747102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6.771443624868" calcext:value-type="float">
            <text:p>236.7714436248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2.249841938883" calcext:value-type="float">
            <text:p>192.24984193888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3.310748155954" calcext:value-type="float">
            <text:p>173.31074815595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7.899894625922" calcext:value-type="float">
            <text:p>217.8998946259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4.783245521602" calcext:value-type="float">
            <text:p>244.7832455216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32.692518440464" calcext:value-type="float">
            <text:p>232.69251844046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3.095047418335" calcext:value-type="float">
            <text:p>223.0950474183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07.195358143257" calcext:value-type="float">
            <text:p>307.1953581432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4.586828240253" calcext:value-type="float">
            <text:p>224.5868282402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7.258271865121" calcext:value-type="float">
            <text:p>197.2582718651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3.163751317176" calcext:value-type="float">
            <text:p>213.16375131717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9.3708113804" calcext:value-type="float">
            <text:p>219.370811380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64.092939936776" calcext:value-type="float">
            <text:p>264.09293993677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5.663856691254" calcext:value-type="float">
            <text:p>255.66385669125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58.925890356142" calcext:value-type="float">
            <text:p>458.92589035614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98.176430572229" calcext:value-type="float">
            <text:p>498.1764305722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6.465266106443" calcext:value-type="float">
            <text:p>456.4652661064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5.124849939976" calcext:value-type="float">
            <text:p>395.12484993997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47.919087635054" calcext:value-type="float">
            <text:p>347.91908763505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31.691796718688" calcext:value-type="float">
            <text:p>431.6917967186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1.804201680672" calcext:value-type="float">
            <text:p>391.80420168067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81.368387776607" calcext:value-type="float">
            <text:p>281.36838777660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47.67291886196" calcext:value-type="float">
            <text:p>247.672918861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1.593572181243" calcext:value-type="float">
            <text:p>271.59357218124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0.330558482613" calcext:value-type="float">
            <text:p>220.3305584826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0.643519494204" calcext:value-type="float">
            <text:p>220.6435194942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7.054899894626" calcext:value-type="float">
            <text:p>217.05489989462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4.465964172814" calcext:value-type="float">
            <text:p>234.4659641728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9.145626975764" calcext:value-type="float">
            <text:p>229.1456269757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44.219915700738" calcext:value-type="float">
            <text:p>244.21991570073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8.893466807165" calcext:value-type="float">
            <text:p>248.89346680716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2.498630136986" calcext:value-type="float">
            <text:p>242.4986301369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2.680295047418" calcext:value-type="float">
            <text:p>252.6802950474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84.81095890411" calcext:value-type="float">
            <text:p>284.810958904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1.468387776607" calcext:value-type="float">
            <text:p>271.4683877766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9.324762908325" calcext:value-type="float">
            <text:p>209.3247629083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8.81612223393" calcext:value-type="float">
            <text:p>238.816122233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0.521601685985" calcext:value-type="float">
            <text:p>300.52160168598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6.404531085353" calcext:value-type="float">
            <text:p>256.4045310853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4.522444678609" calcext:value-type="float">
            <text:p>244.52244467860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13.358863545418" calcext:value-type="float">
            <text:p>313.3588635454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0.447859143657" calcext:value-type="float">
            <text:p>330.44785914365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3.379978925184" calcext:value-type="float">
            <text:p>303.3799789251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5.642149631191" calcext:value-type="float">
            <text:p>195.6421496311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82.893888303477" calcext:value-type="float">
            <text:p>182.89388830347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0.520126448894" calcext:value-type="float">
            <text:p>190.52012644889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2.214436248683" calcext:value-type="float">
            <text:p>212.21443624868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6.425395152792" calcext:value-type="float">
            <text:p>256.4253951527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9.164699683878" calcext:value-type="float">
            <text:p>249.16469968387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75.809799789252" calcext:value-type="float">
            <text:p>175.80979978925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1.940042149631" calcext:value-type="float">
            <text:p>191.94004214963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2.981664910432" calcext:value-type="float">
            <text:p>182.98166491043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0.747312961012" calcext:value-type="float">
            <text:p>190.7473129610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7.633825079031" calcext:value-type="float">
            <text:p>187.63382507903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0.952476290832" calcext:value-type="float">
            <text:p>180.9524762908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3.473551106428" calcext:value-type="float">
            <text:p>193.4735511064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9.698524762908" calcext:value-type="float">
            <text:p>229.69852476290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93.792939936776" calcext:value-type="float">
            <text:p>293.79293993677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2.935054021609" calcext:value-type="float">
            <text:p>302.93505402160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30.512223393045" calcext:value-type="float">
            <text:p>230.51222339304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9.648155953635" calcext:value-type="float">
            <text:p>209.64815595363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7.893782929399" calcext:value-type="float">
            <text:p>227.89378292939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38.761424569828" calcext:value-type="float">
            <text:p>338.7614245698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64.614541622761" calcext:value-type="float">
            <text:p>264.61454162276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9.951422550053" calcext:value-type="float">
            <text:p>259.95142255005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33.545538215286" calcext:value-type="float">
            <text:p>333.54553821528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30.360264105642" calcext:value-type="float">
            <text:p>330.3602641056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7.151100440176" calcext:value-type="float">
            <text:p>327.15110044017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24.356022408964" calcext:value-type="float">
            <text:p>324.3560224089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30.033773509404" calcext:value-type="float">
            <text:p>330.03377350940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01.629091636655" calcext:value-type="float">
            <text:p>301.62909163665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76.027186512118" calcext:value-type="float">
            <text:p>276.0271865121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3.493993677555" calcext:value-type="float">
            <text:p>253.49399367755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9.85574288725" calcext:value-type="float">
            <text:p>279.855742887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6.287555022009" calcext:value-type="float">
            <text:p>306.28755502200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0.458271865121" calcext:value-type="float">
            <text:p>250.4582718651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6.450579557429" calcext:value-type="float">
            <text:p>266.45057955742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9.261116965227" calcext:value-type="float">
            <text:p>279.2611169652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3.994731296101" calcext:value-type="float">
            <text:p>253.99473129610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40.819072708114" calcext:value-type="float">
            <text:p>240.81907270811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6.014225500527" calcext:value-type="float">
            <text:p>246.0142255005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87.596311907271" calcext:value-type="float">
            <text:p>287.59631190727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62.622023182297" calcext:value-type="float">
            <text:p>262.62202318229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66.857428872497" calcext:value-type="float">
            <text:p>266.85742887249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4.330347734457" calcext:value-type="float">
            <text:p>234.33034773445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2.845416227608" calcext:value-type="float">
            <text:p>272.84541622760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10.484153661465" calcext:value-type="float">
            <text:p>310.48415366146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34.548899559824" calcext:value-type="float">
            <text:p>334.5488995598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3.53645943098" calcext:value-type="float">
            <text:p>303.536459430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2.455110642782" calcext:value-type="float">
            <text:p>262.45511064278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13.088115246098" calcext:value-type="float">
            <text:p>313.08811524609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40.109694415174" calcext:value-type="float">
            <text:p>240.10969441517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8.125711275026" calcext:value-type="float">
            <text:p>198.1257112750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81.205479452055" calcext:value-type="float">
            <text:p>181.2054794520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85.392939936776" calcext:value-type="float">
            <text:p>185.39293993677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2.969863013699" calcext:value-type="float">
            <text:p>222.96986301369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3.326343519494" calcext:value-type="float">
            <text:p>203.32634351949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7.100948366702" calcext:value-type="float">
            <text:p>227.10094836670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11.859747102213" calcext:value-type="float">
            <text:p>211.85974710221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3.277344573235" calcext:value-type="float">
            <text:p>193.2773445732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6.494099051633" calcext:value-type="float">
            <text:p>196.49409905163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2.78387776607" calcext:value-type="float">
            <text:p>202.783877766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1.862592202318" calcext:value-type="float">
            <text:p>191.8625922023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3.962697576396" calcext:value-type="float">
            <text:p>203.96269757639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17.555637513172" calcext:value-type="float">
            <text:p>217.55563751317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9.742044257113" calcext:value-type="float">
            <text:p>209.7420442571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3.339304531085" calcext:value-type="float">
            <text:p>193.33930453108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3.957323498419" calcext:value-type="float">
            <text:p>263.95732349841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3.33751317176" calcext:value-type="float">
            <text:p>253.3375131717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0.532033719705" calcext:value-type="float">
            <text:p>300.5320337197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8.192834562698" calcext:value-type="float">
            <text:p>198.19283456269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8.497154899895" calcext:value-type="float">
            <text:p>158.49715489989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71.431296101159" calcext:value-type="float">
            <text:p>171.4312961011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7.001159114858" calcext:value-type="float">
            <text:p>167.0011591148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73.248788198103" calcext:value-type="float">
            <text:p>173.24878819810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6.384299262381" calcext:value-type="float">
            <text:p>186.38429926238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2.23435194942" calcext:value-type="float">
            <text:p>192.234351949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7.769441517387" calcext:value-type="float">
            <text:p>197.76944151738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6.262065331928" calcext:value-type="float">
            <text:p>216.2620653319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9.437723919916" calcext:value-type="float">
            <text:p>229.4377239199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5.432560590095" calcext:value-type="float">
            <text:p>275.4325605900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9.056059009484" calcext:value-type="float">
            <text:p>239.05605900948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4.478187565859" calcext:value-type="float">
            <text:p>214.4781875658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8.228977871444" calcext:value-type="float">
            <text:p>198.22897787144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4.457007376185" calcext:value-type="float">
            <text:p>174.45700737618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56.886195995785" calcext:value-type="float">
            <text:p>156.8861959957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5.834246575342" calcext:value-type="float">
            <text:p>165.83424657534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1.237829293994" calcext:value-type="float">
            <text:p>191.23782929399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3.912434141201" calcext:value-type="float">
            <text:p>193.9124341412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86.776712328767" calcext:value-type="float">
            <text:p>186.77671232876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9.954583772392" calcext:value-type="float">
            <text:p>169.95458377239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5.947839831401" calcext:value-type="float">
            <text:p>165.9478398314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0.701896733404" calcext:value-type="float">
            <text:p>160.7018967334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0.836143308746" calcext:value-type="float">
            <text:p>160.83614330874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6.257639620653" calcext:value-type="float">
            <text:p>166.25763962065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85.831822971549" calcext:value-type="float">
            <text:p>185.83182297154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84.928240252898" calcext:value-type="float">
            <text:p>184.92824025289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3.242255005269" calcext:value-type="float">
            <text:p>163.2422550052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0.501896733404" calcext:value-type="float">
            <text:p>170.5018967334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3.130031612223" calcext:value-type="float">
            <text:p>173.13003161222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8.008008429926" calcext:value-type="float">
            <text:p>168.0080084299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1.076396206533" calcext:value-type="float">
            <text:p>181.07639620653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4.065964172813" calcext:value-type="float">
            <text:p>184.06596417281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81.41717597471" calcext:value-type="float">
            <text:p>181.4171759747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9.655110642782" calcext:value-type="float">
            <text:p>169.65511064278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6.77397260274" calcext:value-type="float">
            <text:p>166.7739726027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9.092307692308" calcext:value-type="float">
            <text:p>169.09230769230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3.421917808219" calcext:value-type="float">
            <text:p>193.42191780821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7.914014752371" calcext:value-type="float">
            <text:p>197.91401475237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76.09894625922" calcext:value-type="float">
            <text:p>176.0989462592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5.250790305585" calcext:value-type="float">
            <text:p>165.25079030558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79.078187565859" calcext:value-type="float">
            <text:p>179.07818756585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2.496311907271" calcext:value-type="float">
            <text:p>182.49631190727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2.382718651212" calcext:value-type="float">
            <text:p>182.38271865121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0.277449947313" calcext:value-type="float">
            <text:p>190.2774499473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7.996628029505" calcext:value-type="float">
            <text:p>197.9966280295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1.8354056902" calcext:value-type="float">
            <text:p>181.835405690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81.179662802951" calcext:value-type="float">
            <text:p>181.17966280295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7.94741833509" calcext:value-type="float">
            <text:p>177.9474183350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5.882086406744" calcext:value-type="float">
            <text:p>175.88208640674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5.10105374078" calcext:value-type="float">
            <text:p>165.1010537407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6.195679662803" calcext:value-type="float">
            <text:p>166.19567966280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8.338461538462" calcext:value-type="float">
            <text:p>168.3384615384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0.706006322445" calcext:value-type="float">
            <text:p>190.7060063224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69.443414120126" calcext:value-type="float">
            <text:p>169.44341412012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53.369968387777" calcext:value-type="float">
            <text:p>153.36996838777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3.406111696523" calcext:value-type="float">
            <text:p>153.40611169652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6.705479452055" calcext:value-type="float">
            <text:p>156.70547945205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85.026343519494" calcext:value-type="float">
            <text:p>185.02634351949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7.885427135678" calcext:value-type="float">
            <text:p>137.88542713567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3.127291886196" calcext:value-type="float">
            <text:p>153.1272918861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7.5291886196" calcext:value-type="float">
            <text:p>177.529188619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6.811485774499" calcext:value-type="float">
            <text:p>176.81148577449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5.13856691254" calcext:value-type="float">
            <text:p>175.1385669125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6.006006322445" calcext:value-type="float">
            <text:p>176.00600632244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69.051001053741" calcext:value-type="float">
            <text:p>169.05100105374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4.870073761855" calcext:value-type="float">
            <text:p>174.87007376185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83.518651211802" calcext:value-type="float">
            <text:p>183.51865121180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87.57186512118" calcext:value-type="float">
            <text:p>187.571865121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8.446680716544" calcext:value-type="float">
            <text:p>228.44668071654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3.909694415174" calcext:value-type="float">
            <text:p>173.9096944151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85.785353003161" calcext:value-type="float">
            <text:p>185.7853530031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5.616332982086" calcext:value-type="float">
            <text:p>195.61633298208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89.177660695469" calcext:value-type="float">
            <text:p>189.17766069546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18.129399367755" calcext:value-type="float">
            <text:p>218.1293993677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80.033403582719" calcext:value-type="float">
            <text:p>180.03340358271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1.322866174921" calcext:value-type="float">
            <text:p>171.3228661749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3.099051633298" calcext:value-type="float">
            <text:p>173.09905163329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61.920442571128" calcext:value-type="float">
            <text:p>161.92044257112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4.573024236038" calcext:value-type="float">
            <text:p>154.57302423603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63.928977871444" calcext:value-type="float">
            <text:p>163.9289778714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8.65175879397" calcext:value-type="float">
            <text:p>128.651758793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3.080904522613" calcext:value-type="float">
            <text:p>143.0809045226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3.273234984194" calcext:value-type="float">
            <text:p>163.27323498419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0.24373024236" calcext:value-type="float">
            <text:p>170.2437302423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0.04373024236" calcext:value-type="float">
            <text:p>180.0437302423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6.633192834563" calcext:value-type="float">
            <text:p>156.63319283456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64.724130663857" calcext:value-type="float">
            <text:p>164.72413066385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67.806638566913" calcext:value-type="float">
            <text:p>167.8066385669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89.332560590095" calcext:value-type="float">
            <text:p>189.33256059009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1.041622760801" calcext:value-type="float">
            <text:p>191.0416227608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74.296944151739" calcext:value-type="float">
            <text:p>174.29694415173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6.049736564805" calcext:value-type="float">
            <text:p>156.0497365648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62.287038988409" calcext:value-type="float">
            <text:p>162.28703898840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70.377976817703" calcext:value-type="float">
            <text:p>170.37797681770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87.633825079031" calcext:value-type="float">
            <text:p>187.63382507903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70.057850368809" calcext:value-type="float">
            <text:p>170.05785036880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78.943940990516" calcext:value-type="float">
            <text:p>178.9439409905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61.982402528978" calcext:value-type="float">
            <text:p>161.98240252897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70.088830347734" calcext:value-type="float">
            <text:p>170.08883034773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79.021390937829" calcext:value-type="float">
            <text:p>179.02139093782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8.063751317176" calcext:value-type="float">
            <text:p>198.06375131717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0.931822971549" calcext:value-type="float">
            <text:p>180.93182297154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74.389884088514" calcext:value-type="float">
            <text:p>174.3898840885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1.066069546891" calcext:value-type="float">
            <text:p>181.06606954689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3.194731296101" calcext:value-type="float">
            <text:p>193.1947312961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9.313277133825" calcext:value-type="float">
            <text:p>199.3132771338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8.950474183351" calcext:value-type="float">
            <text:p>188.95047418335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7.140569020021" calcext:value-type="float">
            <text:p>167.1405690200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65.565753424658" calcext:value-type="float">
            <text:p>165.56575342465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73.393361433087" calcext:value-type="float">
            <text:p>173.39336143308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51.428556375132" calcext:value-type="float">
            <text:p>151.42855637513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56.922339304531" calcext:value-type="float">
            <text:p>156.92233930453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55.326870389884" calcext:value-type="float">
            <text:p>155.32687038988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54.991253951528" calcext:value-type="float">
            <text:p>154.9912539515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56.937829293994" calcext:value-type="float">
            <text:p>156.9378292939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8.605584826133" calcext:value-type="float">
            <text:p>158.60558482613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61.321496311907" calcext:value-type="float">
            <text:p>161.32149631190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69.577660695469" calcext:value-type="float">
            <text:p>169.57766069546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90.955426765016" calcext:value-type="float">
            <text:p>290.9554267650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28.721528611445" calcext:value-type="float">
            <text:p>428.72152861144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74.062224889956" calcext:value-type="float">
            <text:p>374.06222488995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82.515911485774" calcext:value-type="float">
            <text:p>282.51591148577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14.551211801897" calcext:value-type="float">
            <text:p>214.55121180189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82.511801896733" calcext:value-type="float">
            <text:p>182.51180189673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56.984299262381" calcext:value-type="float">
            <text:p>156.98429926238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9.467860906217" calcext:value-type="float">
            <text:p>159.4678609062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64.729293993678" calcext:value-type="float">
            <text:p>164.72929399367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79.274394099052" calcext:value-type="float">
            <text:p>179.27439409905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67.569125395153" calcext:value-type="float">
            <text:p>167.56912539515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80.560063224447" calcext:value-type="float">
            <text:p>180.56006322444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63.722444678609" calcext:value-type="float">
            <text:p>163.72244467860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71.581032665964" calcext:value-type="float">
            <text:p>171.58103266596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64.915173867229" calcext:value-type="float">
            <text:p>164.91517386722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51.407903055848" calcext:value-type="float">
            <text:p>151.40790305584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11.218592964824" calcext:value-type="float">
            <text:p>111.21859296482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5.068669527897" calcext:value-type="float">
            <text:p>85.0686695278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30.473869346734" calcext:value-type="float">
            <text:p>130.4738693467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9.094974874372" calcext:value-type="float">
            <text:p>129.09497487437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51.36143308746" calcext:value-type="float">
            <text:p>151.3614330874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3.710748155954" calcext:value-type="float">
            <text:p>153.71074815595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59.411064278188" calcext:value-type="float">
            <text:p>159.41106427818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51.893256059009" calcext:value-type="float">
            <text:p>151.89325605900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65.033930453109" calcext:value-type="float">
            <text:p>165.03393045310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66.231822971549" calcext:value-type="float">
            <text:p>166.23182297154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70.527713382508" calcext:value-type="float">
            <text:p>170.5277133825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8.405584826133" calcext:value-type="float">
            <text:p>168.40558482613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54.898314014752" calcext:value-type="float">
            <text:p>154.8983140147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9.285929648241" calcext:value-type="float">
            <text:p>149.28592964824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57.283772391992" calcext:value-type="float">
            <text:p>157.28377239199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1.486432160804" calcext:value-type="float">
            <text:p>121.48643216080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52.678082191781" calcext:value-type="float">
            <text:p>152.67808219178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7.765326633166" calcext:value-type="float">
            <text:p>127.76532663316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50.098492462312" calcext:value-type="float">
            <text:p>150.09849246231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3.721105527638" calcext:value-type="float">
            <text:p>143.72110552763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1.077449947313" calcext:value-type="float">
            <text:p>151.0774499473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3.671859296482" calcext:value-type="float">
            <text:p>143.67185929648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9.803015075377" calcext:value-type="float">
            <text:p>149.80301507537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54.067017913593" calcext:value-type="float">
            <text:p>154.06701791359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3.114572864322" calcext:value-type="float">
            <text:p>113.11457286432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2.369849246231" calcext:value-type="float">
            <text:p>132.36984924623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58.306111696523" calcext:value-type="float">
            <text:p>158.30611169652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51.759009483667" calcext:value-type="float">
            <text:p>151.75900948366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2.292964824121" calcext:value-type="float">
            <text:p>142.29296482412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6.3618025751073" calcext:value-type="float">
            <text:p>96.361802575107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26.558793969849" calcext:value-type="float">
            <text:p>126.5587939698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0.8" calcext:value-type="float">
            <text:p>160.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64.631190727081" calcext:value-type="float">
            <text:p>164.63119072708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72.469125395153" calcext:value-type="float">
            <text:p>172.46912539515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70.161116965227" calcext:value-type="float">
            <text:p>170.16111696522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0.117386722866" calcext:value-type="float">
            <text:p>190.11738672286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82.542781875659" calcext:value-type="float">
            <text:p>182.5427818756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86.151949420443" calcext:value-type="float">
            <text:p>186.15194942044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80.141833508957" calcext:value-type="float">
            <text:p>180.14183350895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61.481559536354" calcext:value-type="float">
            <text:p>161.48155953635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5.936143308746" calcext:value-type="float">
            <text:p>155.93614330874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3.970351758794" calcext:value-type="float">
            <text:p>133.97035175879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3.499497487437" calcext:value-type="float">
            <text:p>143.49949748743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53.700421496312" calcext:value-type="float">
            <text:p>153.7004214963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5.718592964824" calcext:value-type="float">
            <text:p>135.71859296482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24.638190954774" calcext:value-type="float">
            <text:p>124.63819095477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52.559325605901" calcext:value-type="float">
            <text:p>152.55932560590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54.588514225501" calcext:value-type="float">
            <text:p>154.5885142255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56.13751317176" calcext:value-type="float">
            <text:p>156.1375131717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51.851949420443" calcext:value-type="float">
            <text:p>151.85194942044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1.705025125628" calcext:value-type="float">
            <text:p>131.7050251256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1.089447236181" calcext:value-type="float">
            <text:p>131.08944723618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55.822550052687" calcext:value-type="float">
            <text:p>155.82255005268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6.970179135933" calcext:value-type="float">
            <text:p>166.97017913593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9.365829145729" calcext:value-type="float">
            <text:p>129.36582914572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5.76783919598" calcext:value-type="float">
            <text:p>135.7678391959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.863316582915" calcext:value-type="float">
            <text:p>145.8633165829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8.205527638191" calcext:value-type="float">
            <text:p>138.20552763819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26.238693467337" calcext:value-type="float">
            <text:p>126.23869346733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27.617587939698" calcext:value-type="float">
            <text:p>127.61758793969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4.856783919598" calcext:value-type="float">
            <text:p>134.8567839195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2.862311557789" calcext:value-type="float">
            <text:p>132.86231155778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7.792964824121" calcext:value-type="float">
            <text:p>117.79296482412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52.781348788198" calcext:value-type="float">
            <text:p>152.78134878819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8.369441517387" calcext:value-type="float">
            <text:p>168.36944151738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5.987776606955" calcext:value-type="float">
            <text:p>155.98777660695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.410552763819" calcext:value-type="float">
            <text:p>144.4105527638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53.406111696523" calcext:value-type="float">
            <text:p>153.40611169652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60.417913593256" calcext:value-type="float">
            <text:p>160.4179135932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7.681348788198" calcext:value-type="float">
            <text:p>157.68134878819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6.97397260274" calcext:value-type="float">
            <text:p>156.9739726027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1.660906217071" calcext:value-type="float">
            <text:p>151.66090621707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3.474874371859" calcext:value-type="float">
            <text:p>143.47487437185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8.52864321608" calcext:value-type="float">
            <text:p>128.5286432160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6.220126448894" calcext:value-type="float">
            <text:p>156.22012644889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3.573366834171" calcext:value-type="float">
            <text:p>143.57336683417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6.454271356784" calcext:value-type="float">
            <text:p>146.4542713567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4.211591148577" calcext:value-type="float">
            <text:p>154.21159114857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52.368282402529" calcext:value-type="float">
            <text:p>152.36828240252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52.440569020021" calcext:value-type="float">
            <text:p>152.4405690200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56.070389884089" calcext:value-type="float">
            <text:p>156.0703898840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6.934035827187" calcext:value-type="float">
            <text:p>166.93403582718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66.934035827187" calcext:value-type="float">
            <text:p>166.93403582718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63.453951527924" calcext:value-type="float">
            <text:p>163.45395152792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69.097471022129" calcext:value-type="float">
            <text:p>169.09747102212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9.292307692308" calcext:value-type="float">
            <text:p>159.29230769230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1.578292939937" calcext:value-type="float">
            <text:p>151.57829293993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51.609272918862" calcext:value-type="float">
            <text:p>151.60927291886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28.380904522613" calcext:value-type="float">
            <text:p>128.38090452261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4.875" calcext:value-type="float">
            <text:p>44.87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4.5854077253219" calcext:value-type="float">
            <text:p>64.585407725321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70.032033719705" calcext:value-type="float">
            <text:p>170.03203371970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79.449947312961" calcext:value-type="float">
            <text:p>179.44994731296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84.675237091675" calcext:value-type="float">
            <text:p>184.67523709167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65.333403582719" calcext:value-type="float">
            <text:p>165.33340358271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79.997260273973" calcext:value-type="float">
            <text:p>179.99726027397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76.775342465753" calcext:value-type="float">
            <text:p>176.77534246575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78.933614330875" calcext:value-type="float">
            <text:p>178.93361433087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80.265753424658" calcext:value-type="float">
            <text:p>180.26575342465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94.547523709168" calcext:value-type="float">
            <text:p>194.54752370916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74.591253951528" calcext:value-type="float">
            <text:p>174.59125395152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6.620442571128" calcext:value-type="float">
            <text:p>176.62044257112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89.100210748156" calcext:value-type="float">
            <text:p>189.10021074815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87.902318229715" calcext:value-type="float">
            <text:p>187.9023182297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79.615173867229" calcext:value-type="float">
            <text:p>179.61517386722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69.154267650158" calcext:value-type="float">
            <text:p>169.15426765015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71.188619599579" calcext:value-type="float">
            <text:p>171.18861959957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6.008746048472" calcext:value-type="float">
            <text:p>196.00874604847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82.263962065332" calcext:value-type="float">
            <text:p>182.26396206533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3.670600632244" calcext:value-type="float">
            <text:p>203.67060063224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97.924341412013" calcext:value-type="float">
            <text:p>197.9243414120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3.849104320337" calcext:value-type="float">
            <text:p>183.84910432033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7.071443624868" calcext:value-type="float">
            <text:p>207.07144362486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6.860695468915" calcext:value-type="float">
            <text:p>196.8606954689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13.560168598525" calcext:value-type="float">
            <text:p>213.56016859852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8.803161222339" calcext:value-type="float">
            <text:p>208.80316122233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5.063856691254" calcext:value-type="float">
            <text:p>195.06385669125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91.175869336143" calcext:value-type="float">
            <text:p>191.17586933614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34.518124341412" calcext:value-type="float">
            <text:p>234.51812434141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4.409483667018" calcext:value-type="float">
            <text:p>224.409483667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87.220758693361" calcext:value-type="float">
            <text:p>287.22075869336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8.997787144362" calcext:value-type="float">
            <text:p>248.99778714436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2.774183350896" calcext:value-type="float">
            <text:p>252.77418335089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39.003898840885" calcext:value-type="float">
            <text:p>239.00389884088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6.852370916754" calcext:value-type="float">
            <text:p>206.85237091675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0.008956796628" calcext:value-type="float">
            <text:p>190.0089567966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1.771970495258" calcext:value-type="float">
            <text:p>201.77197049525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88.367017913593" calcext:value-type="float">
            <text:p>188.36701791359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78.097154899895" calcext:value-type="float">
            <text:p>178.09715489989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74.384720758693" calcext:value-type="float">
            <text:p>174.38472075869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76.569652265543" calcext:value-type="float">
            <text:p>276.5696522655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8.88335089568" calcext:value-type="float">
            <text:p>188.8833508956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3.458061116965" calcext:value-type="float">
            <text:p>193.45806111696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43.748059223689" calcext:value-type="float">
            <text:p>443.74805922368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91.779557428873" calcext:value-type="float">
            <text:p>291.77955742887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8.006743940991" calcext:value-type="float">
            <text:p>248.00674394099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37.178292939937" calcext:value-type="float">
            <text:p>237.17829293993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63.779978925184" calcext:value-type="float">
            <text:p>263.77997892518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8.509272918862" calcext:value-type="float">
            <text:p>228.50927291886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78.458587987355" calcext:value-type="float">
            <text:p>178.45858798735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74.606743940991" calcext:value-type="float">
            <text:p>174.60674394099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6.461749209694" calcext:value-type="float">
            <text:p>186.46174920969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81.59789251844" calcext:value-type="float">
            <text:p>181.5978925184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9.807586933614" calcext:value-type="float">
            <text:p>189.80758693361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3.101791359326" calcext:value-type="float">
            <text:p>193.10179135932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3.97133825079" calcext:value-type="float">
            <text:p>223.9713382507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4.300842992624" calcext:value-type="float">
            <text:p>214.30084299262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93.179241306639" calcext:value-type="float">
            <text:p>193.17924130663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2.884615384615" calcext:value-type="float">
            <text:p>242.8846153846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8.417281348788" calcext:value-type="float">
            <text:p>178.41728134878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6.677239199157" calcext:value-type="float">
            <text:p>176.67723919915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9.926343519494" calcext:value-type="float">
            <text:p>189.92634351949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76.320969441517" calcext:value-type="float">
            <text:p>176.32096944151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74.173024236038" calcext:value-type="float">
            <text:p>174.17302423603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0.107060063224" calcext:value-type="float">
            <text:p>190.1070600632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75.298630136986" calcext:value-type="float">
            <text:p>175.29863013698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63.402318229716" calcext:value-type="float">
            <text:p>163.4023182297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1.832665964173" calcext:value-type="float">
            <text:p>161.83266596417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66.619072708114" calcext:value-type="float">
            <text:p>166.61907270811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87.215595363541" calcext:value-type="float">
            <text:p>187.21559536354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9.635827186512" calcext:value-type="float">
            <text:p>179.63582718651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70.811696522655" calcext:value-type="float">
            <text:p>170.81169652265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68.15258166491" calcext:value-type="float">
            <text:p>168.1525816649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73.894204425711" calcext:value-type="float">
            <text:p>173.89420442571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80.973129610116" calcext:value-type="float">
            <text:p>180.9731296101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77.999051633298" calcext:value-type="float">
            <text:p>177.99905163329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90.385879873551" calcext:value-type="float">
            <text:p>190.38587987355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4.463435194942" calcext:value-type="float">
            <text:p>204.46343519494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59.84478398314" calcext:value-type="float">
            <text:p>159.844783983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9.158061116965" calcext:value-type="float">
            <text:p>159.15806111696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4.538250790306" calcext:value-type="float">
            <text:p>164.53825079030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71.963119072708" calcext:value-type="float">
            <text:p>171.9631190727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85.057323498419" calcext:value-type="float">
            <text:p>185.05732349841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6.127502634352" calcext:value-type="float">
            <text:p>196.12750263435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0.005163329821" calcext:value-type="float">
            <text:p>200.00516332982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82.808008429926" calcext:value-type="float">
            <text:p>282.80800842992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5.184720758693" calcext:value-type="float">
            <text:p>305.18472075869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6.757382953181" calcext:value-type="float">
            <text:p>306.75738295318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85.14478398314" calcext:value-type="float">
            <text:p>285.144783983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62.236894757903" calcext:value-type="float">
            <text:p>362.23689475790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4.830031612223" calcext:value-type="float">
            <text:p>304.8300316122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5.202318229715" calcext:value-type="float">
            <text:p>225.202318229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8:16:08.694971067</meta:creation-date>
    <dc:date>2019-11-09T18:18:57.389363596</dc:date>
    <meta:editing-duration>PT2M48S</meta:editing-duration>
    <meta:editing-cycles>1</meta:editing-cycles>
    <meta:document-statistic meta:table-count="1" meta:cell-count="1600" meta:object-count="0"/>
    <meta:generator>LibreOffice/6.0.7.3$Linux_X86_64 LibreOffice_project/00m0$Build-3</meta:generator>
  </office:meta>
</office:document-meta>
</file>